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646in" fo:margin-left="-0.0208in" fo:margin-top="0in" fo:margin-bottom="0in" table:align="left" style:writing-mode="page"/>
    </style:style>
    <style:style style:name="Table1.A" style:family="table-column">
      <style:table-column-properties style:column-width="1.4563in"/>
    </style:style>
    <style:style style:name="Table1.B" style:family="table-column">
      <style:table-column-properties style:column-width="1.608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5.5833in" fo:margin-left="-0.0208in" fo:margin-top="0in" fo:margin-bottom="0in" table:align="left" style:writing-mode="page"/>
    </style:style>
    <style:style style:name="Table2.A" style:family="table-column">
      <style:table-column-properties style:column-width="1.7083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2.062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B2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Liberation Serif" officeooo:rsid="0009b4c0" officeooo:paragraph-rsid="0009b4c0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9b4c0" officeooo:paragraph-rsid="0009b4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718b2b" officeooo:paragraph-rsid="00718b2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bold" officeooo:rsid="00796df6" officeooo:paragraph-rsid="00796df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weight="bold" officeooo:rsid="007d6897" officeooo:paragraph-rsid="009cb1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7d6897" officeooo:paragraph-rsid="00add92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7d6897" officeooo:paragraph-rsid="00b7e8e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a264af" officeooo:paragraph-rsid="00a264a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bold" officeooo:rsid="00add92a" officeooo:paragraph-rsid="00add92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weight="bold" officeooo:rsid="00b43823" officeooo:paragraph-rsid="00b4382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796df6" officeooo:paragraph-rsid="00718b2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796df6" officeooo:paragraph-rsid="00796d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85283c" officeooo:paragraph-rsid="0087bea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paragraph-properties fo:text-align="end" style:justify-single-word="false">
        <style:tab-stops/>
      </style:paragraph-properties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96df6" officeooo:paragraph-rsid="00796df6" style:font-weight-asian="bold" style:font-weight-complex="bold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0796df6" officeooo:paragraph-rsid="00796df6" style:font-weight-asian="bold" style:font-weight-complex="bol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officeooo:rsid="00796df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87beaf"/>
    </style:style>
    <style:style style:name="P20" style:family="paragraph" style:parent-style-name="Standard">
      <style:paragraph-properties style:line-height-at-least="0.198in"/>
      <style:text-properties style:font-name="Hack Nerd Font" fo:font-weight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Hack Nerd Font" fo:font-size="10.5pt" fo:font-style="italic" fo:font-weight="normal" officeooo:rsid="007d6897" officeooo:paragraph-rsid="009cb112" fo:background-color="transparent" style:font-weight-asian="bold" style:font-weight-complex="bold"/>
    </style:style>
    <style:style style:name="P22" style:family="paragraph" style:parent-style-name="Standard">
      <style:paragraph-properties style:line-height-at-least="0.198in"/>
      <style:text-properties style:use-window-font-color="true" loext:opacity="0%" style:font-name="Hack Nerd Font" fo:font-size="10.5pt" fo:font-weight="normal" fo:background-color="transparent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Hack Nerd Font" fo:font-size="10.5pt" fo:font-style="normal" fo:font-weight="normal" officeooo:rsid="009f8661" officeooo:paragraph-rsid="009cb112" fo:background-color="transparent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87beaf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796df6" officeooo:paragraph-rsid="0087beaf" style:font-weight-asian="bold" style:font-weight-complex="bold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0796df6" officeooo:paragraph-rsid="0087beaf" style:font-weight-asian="bold" style:font-weight-complex="bold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officeooo:rsid="00796df6" officeooo:paragraph-rsid="0087beaf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87beaf"/>
    </style:style>
    <style:style style:name="P29" style:family="paragraph" style:parent-style-name="Table_20_Contents">
      <style:paragraph-properties fo:text-align="end" style:justify-single-word="false"/>
      <style:text-properties officeooo:rsid="00d10c23" officeooo:paragraph-rsid="00d10c23"/>
    </style:style>
    <style:style style:name="P30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bf9f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842ba4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85283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9ae325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9cb112" style:font-style-asian="normal" style:font-style-complex="normal"/>
    </style:style>
    <style:style style:name="T8" style:family="text">
      <style:text-properties fo:font-style="normal" officeooo:rsid="009f8661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a027f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796df6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0bf6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842ba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85283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9446d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9ae32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9cb11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9f866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a264af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784b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b2418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b4403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b7e8e1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b8894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a872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bf306e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c078b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0e89f" style:font-style-asian="normal" style:font-weight-asian="normal" style:font-style-complex="normal" style:font-weight-complex="normal"/>
    </style:style>
    <style:style style:name="T29" style:family="text">
      <style:text-properties officeooo:rsid="006e7b8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87beaf"/>
    </style:style>
    <style:style style:name="T33" style:family="text">
      <style:text-properties officeooo:rsid="00add92a"/>
    </style:style>
    <style:style style:name="T34" style:family="text">
      <style:text-properties officeooo:rsid="00ca4208"/>
    </style:style>
    <style:style style:name="T35" style:family="text">
      <style:text-properties officeooo:rsid="00d10c2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6375 Project 4 Part-<text:span text:style-name="T29">2</text:span> <text:span text:style-name="T1">Report</text:span></text:p>
      <text:p text:style-name="P2">sxj220028</text:p>
      <text:p text:style-name="P1"/>
      <text:p text:style-name="P1"/>
      <text:p text:style-name="P3"><text:span text:style-name="T30">Subpart 1:</text:span><text:span text:style-name="T31"> Use the Chow-Liu algorithm to learn the structure and parameters of the Bayesian network.</text:span></text:p>
      <text:p text:style-name="P11">- I used the Chow-Liu Tree class already provided to learn all the datasets and used that tree to report the test-set log-likelihood of all datasets. The code for subpart1 is in the file subpart_1.py. The output of this subpart is present in subpart1_output.txt. The test set log-likelihood of all the datasets using the default Chow-Liu algorithm is the following: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Dataset</text:p>
          </table:table-cell>
          <table:table-cell table:style-name="Table1.A1" office:value-type="string">
            <text:p text:style-name="P17">Log-likehood</text:p>
          </table:table-cell>
        </table:table-row>
        <table:table-row table:style-name="Table1.1">
          <table:table-cell table:style-name="Table1.A1" office:value-type="string">
            <text:p text:style-name="P18">accidents.test.data</text:p>
          </table:table-cell>
          <table:table-cell table:style-name="Table1.A1" office:value-type="string">
            <text:p text:style-name="P15">-33.188</text:p>
          </table:table-cell>
        </table:table-row>
        <table:table-row table:style-name="Table1.1">
          <table:table-cell table:style-name="Table1.A1" office:value-type="string">
            <text:p text:style-name="P14">baudio.test.data</text:p>
          </table:table-cell>
          <table:table-cell table:style-name="Table1.A1" office:value-type="string">
            <text:p text:style-name="P15">-44.375</text:p>
          </table:table-cell>
        </table:table-row>
        <table:table-row table:style-name="Table1.1">
          <table:table-cell table:style-name="Table1.A1" office:value-type="string">
            <text:p text:style-name="P14">bnetflix.test.data</text:p>
          </table:table-cell>
          <table:table-cell table:style-name="Table1.A1" office:value-type="string">
            <text:p text:style-name="P15">-60.25</text:p>
          </table:table-cell>
        </table:table-row>
        <table:table-row table:style-name="Table1.1">
          <table:table-cell table:style-name="Table1.A1" office:value-type="string">
            <text:p text:style-name="P14">jester.test.data</text:p>
          </table:table-cell>
          <table:table-cell table:style-name="Table1.A1" office:value-type="string">
            <text:p text:style-name="P15">-58.226</text:p>
          </table:table-cell>
        </table:table-row>
        <table:table-row table:style-name="Table1.1">
          <table:table-cell table:style-name="Table1.A1" office:value-type="string">
            <text:p text:style-name="P14">kdd.test.data</text:p>
          </table:table-cell>
          <table:table-cell table:style-name="Table1.A1" office:value-type="string">
            <text:p text:style-name="P15">-2.295</text:p>
          </table:table-cell>
        </table:table-row>
        <table:table-row table:style-name="Table1.1">
          <table:table-cell table:style-name="Table1.A1" office:value-type="string">
            <text:p text:style-name="P14">msnbc.test.data</text:p>
          </table:table-cell>
          <table:table-cell table:style-name="Table1.A1" office:value-type="string">
            <text:p text:style-name="P15">-6.54</text:p>
          </table:table-cell>
        </table:table-row>
        <table:table-row table:style-name="Table1.1">
          <table:table-cell table:style-name="Table1.A1" office:value-type="string">
            <text:p text:style-name="P14">nltcs.test.data</text:p>
          </table:table-cell>
          <table:table-cell table:style-name="Table1.A1" office:value-type="string">
            <text:p text:style-name="P15">-6.759</text:p>
          </table:table-cell>
        </table:table-row>
        <table:table-row table:style-name="Table1.1">
          <table:table-cell table:style-name="Table1.A1" office:value-type="string">
            <text:p text:style-name="P14">plants.test.data</text:p>
          </table:table-cell>
          <table:table-cell table:style-name="Table1.A1" office:value-type="string">
            <text:p text:style-name="P15">-16.524</text:p>
          </table:table-cell>
        </table:table-row>
        <table:table-row table:style-name="Table1.1">
          <table:table-cell table:style-name="Table1.A1" office:value-type="string">
            <text:p text:style-name="P14">pumsb_star.test.data</text:p>
          </table:table-cell>
          <table:table-cell table:style-name="Table1.A1" office:value-type="string">
            <text:p text:style-name="P15">-30.807</text:p>
          </table:table-cell>
        </table:table-row>
        <table:table-row table:style-name="Table1.1">
          <table:table-cell table:style-name="Table1.A1" office:value-type="string">
            <text:p text:style-name="P14">tretail.test.data</text:p>
          </table:table-cell>
          <table:table-cell table:style-name="Table1.A1" office:value-type="string">
            <text:p text:style-name="P15">-10.946</text:p>
          </table:table-cell>
        </table:table-row>
      </table:table>
      <text:p text:style-name="Standard"/>
      <text:p text:style-name="P4"><text:span text:style-name="T6">Subpart 2: </text:span><text:span text:style-name="T10">I wasn’t able to fully implement the EM algorithm with Chow-Liu trees. The incomplete code for this subpart is present in </text:span><text:span text:style-name="T12">the files </text:span><text:span text:style-name="T2">subpart_2.py </text:span><text:span text:style-name="T10">and mixture_clt.py.</text:span></text:p>
      <text:p text:style-name="P12"/>
      <text:p text:style-name="P7"><text:span text:style-name="T6">Subpart 3:</text:span><text:span text:style-name="T10"> </text:span><text:span text:style-name="T12">I was able to implement the Random Forest with Chow-Liu trees as mentioned in the project document. The code for this subpart is in </text:span><text:span text:style-name="T13">the files </text:span><text:span text:style-name="T3">subpart_3.py</text:span><text:span text:style-name="T13"> and </text:span><text:span text:style-name="T3">clt_rf.py</text:span><text:span text:style-name="T13">. </text:span><text:span text:style-name="T11">The output of </text:span><text:span text:style-name="T24">five</text:span><text:span text:style-name="T23"> runs of this</text:span><text:span text:style-name="T11"> subpart is present in subpart</text:span><text:span text:style-name="T23">3</text:span><text:span text:style-name="T11">_output</text:span><text:span text:style-name="T23">_i</text:span><text:span text:style-name="T11">.txt </text:span><text:span text:style-name="T23">where i is 1 to 5.</text:span></text:p>
      <text:p text:style-name="P6"><text:span text:style-name="T14">In my Random Forest implementation, I create </text:span><text:span text:style-name="T4">k</text:span><text:span text:style-name="T14"> bootstrap samples from the training dataset and Chow-Liu tree instances. The </text:span><text:span text:style-name="T4">ith</text:span><text:span text:style-name="T14"> Chow-Liu tree learns the </text:span><text:span text:style-name="T4">ith</text:span><text:span text:style-name="T14"> bootst</text:span><text:span text:style-name="T25">r</text:span><text:span text:style-name="T14">ap sample.</text:span><text:span text:style-name="T15"> </text:span><text:span text:style-name="T16">As the project document suggests I use</text:span><text:span text:style-name="T26">d</text:span><text:span text:style-name="T16"> <text:s/></text:span><text:span text:style-name="T5">p_i = 1/k</text:span><text:span text:style-name="T16"> for the log-likelihood of the </text:span><text:span text:style-name="T5">ith </text:span><text:span text:style-name="T16">tree which is effectively just the </text:span><text:span text:style-name="T19">A</text:span><text:span text:style-name="T16">rithmetic mean </text:span><text:span text:style-name="T19">(AM)</text:span><text:span text:style-name="T16"> of the all log-likelihood scores to calculate the aggregate log-likelihood score. I observed that the results from this Random-Forest implementation were only marginally better than the case when </text:span><text:span text:style-name="T21">I</text:span><text:span text:style-name="T16"> just had </text:span><text:span text:style-name="T27">one</text:span><text:span text:style-name="T16"> Chow-Liu tree.</text:span></text:p>
      <text:p text:style-name="P5"><text:span text:style-name="T7">Note:</text:span><text:span text:style-name="T17"> I tried a novel idea to calculate the aggregate log-likelihood as the </text:span><text:span text:style-name="T19">G</text:span><text:span text:style-name="T17">eometric mean </text:span><text:span text:style-name="T19">(GM)</text:span><text:span text:style-name="T17"> and </text:span><text:span text:style-name="T19">H</text:span><text:span text:style-name="T17">armonic </text:span><text:span text:style-name="T19">m</text:span><text:span text:style-name="T17">ean </text:span><text:span text:style-name="T19">(HM)</text:span><text:span text:style-name="T17"> of the individual scores, </text:span><text:span text:style-name="T19">then choose the best aggregate score from the AM, GM, and HM values</text:span><text:span text:style-name="T17">. </text:span><text:span text:style-name="T18">Since Geometric and Harmonic means of negative values can sometimes be complicated, I instead used a slightly different way to calculate them.</text:span></text:p>
      <text:p text:style-name="P5"/>
      <text:p text:style-name="P23"># Default method where p_i = 1/k i.e arithmetic mean of all the individual LL scores</text:p>
      <text:p text:style-name="P22">am = np.mean(log_likelihoods)</text:p>
      <text:p text:style-name="P21"><text:span text:style-name="T8"># Taking Geometric mean and Harmonic mean of absolute values of all the individual LL scores </text:span><text:span text:style-name="T9">and multiply with -1 since all original values were negative</text:span></text:p>
      <text:p text:style-name="P22">gm = -1 * gmean(np.abs(log_likelihoods))</text:p>
      <text:p text:style-name="P22">hm = -1 * hmean(np.abs(log_likelihoods))</text:p>
      <text:p text:style-name="P22">return max(am, gm, hm)</text:p>
      <text:p text:style-name="P20"/>
      <text:p text:style-name="P8"><text:soft-page-break/><text:span text:style-name="T14">I </text:span><text:span text:style-name="T10">believe it is a reasonable </text:span><text:span text:style-name="T20">method to calculate the aggre</text:span><text:span text:style-name="T28">g</text:span><text:span text:style-name="T20">ate log-likelihood score.</text:span></text:p>
      <text:p text:style-name="P9"><text:span text:style-name="T10">For hyper-parameter tuning, we have </text:span><text:span text:style-name="T2">k</text:span><text:span text:style-name="T10"> from the set {20, 50, 100} and </text:span><text:span text:style-name="T2">r</text:span><text:span text:style-name="T10"> from the set {5%, 10%, 20%, 30%} where </text:span><text:span text:style-name="T2">k </text:span><text:span text:style-name="T10">is the number of Chow-Liu trees in the Random Forest and </text:span><text:span text:style-name="T2">r </text:span><text:span text:style-name="T10">is the percentage of total mutual information scores which are set to zero.</text:span></text:p>
      <text:p text:style-name="P10"><text:span text:style-name="T10">As mentioned in the project document, I ran my Random Forest implementation 5 times, and the average and variance of log-likelihoods </text:span><text:span text:style-name="T28">are</text:span><text:span text:style-name="T22"> reported below.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Dataset</text:p>
          </table:table-cell>
          <table:table-cell table:style-name="Table2.A1" office:value-type="string">
            <text:p text:style-name="P26">Log-likehood <text:span text:style-name="T32">(Avg)</text:span></text:p>
          </table:table-cell>
          <table:table-cell table:style-name="Table2.A1" office:value-type="string">
            <text:p text:style-name="P26">Log-likehood <text:span text:style-name="T32">(Variance)</text:span></text:p>
          </table:table-cell>
        </table:table-row>
        <table:table-row table:style-name="Table2.1">
          <table:table-cell table:style-name="Table2.A1" office:value-type="string">
            <text:p text:style-name="P27">accidents.test.data</text:p>
          </table:table-cell>
          <table:table-cell table:style-name="Table2.B2" office:value-type="float" office:value="-33.2051326545829">
            <text:p text:style-name="P30">-33.21</text:p>
          </table:table-cell>
          <table:table-cell table:style-name="Table2.A1" office:value-type="string">
            <text:p text:style-name="P29">0.00003</text:p>
          </table:table-cell>
        </table:table-row>
        <table:table-row table:style-name="Table2.1">
          <table:table-cell table:style-name="Table2.A1" office:value-type="string">
            <text:p text:style-name="P28">baudio.test.data</text:p>
          </table:table-cell>
          <table:table-cell table:style-name="Table2.B2" office:value-type="float" office:value="-44.4302937842707">
            <text:p text:style-name="P30">-44.43</text:p>
          </table:table-cell>
          <table:table-cell table:style-name="Table2.A1" office:value-type="string">
            <text:p text:style-name="P29">0.00006</text:p>
          </table:table-cell>
        </table:table-row>
        <table:table-row table:style-name="Table2.1">
          <table:table-cell table:style-name="Table2.A1" office:value-type="string">
            <text:p text:style-name="P28">bnetflix.test.data</text:p>
          </table:table-cell>
          <table:table-cell table:style-name="Table2.B2" office:value-type="float" office:value="-60.2741653836741">
            <text:p text:style-name="P30">-60.27</text:p>
          </table:table-cell>
          <table:table-cell table:style-name="Table2.A1" office:value-type="string">
            <text:p text:style-name="P29">0.00010</text:p>
          </table:table-cell>
        </table:table-row>
        <table:table-row table:style-name="Table2.1">
          <table:table-cell table:style-name="Table2.A1" office:value-type="string">
            <text:p text:style-name="P28">jester.test.data</text:p>
          </table:table-cell>
          <table:table-cell table:style-name="Table2.B2" office:value-type="float" office:value="-58.2719928769522">
            <text:p text:style-name="P30">-58.27</text:p>
          </table:table-cell>
          <table:table-cell table:style-name="Table2.A1" office:value-type="string">
            <text:p text:style-name="P29">0.00005</text:p>
          </table:table-cell>
        </table:table-row>
        <table:table-row table:style-name="Table2.1">
          <table:table-cell table:style-name="Table2.A1" office:value-type="string">
            <text:p text:style-name="P28">kdd.test.data</text:p>
          </table:table-cell>
          <table:table-cell table:style-name="Table2.B2" office:value-type="float" office:value="-2.29720163714933">
            <text:p text:style-name="P30">-2.3</text:p>
          </table:table-cell>
          <table:table-cell table:style-name="Table2.A1" office:value-type="string">
            <text:p text:style-name="P29">0.000008</text:p>
          </table:table-cell>
        </table:table-row>
        <table:table-row table:style-name="Table2.1">
          <table:table-cell table:style-name="Table2.A1" office:value-type="string">
            <text:p text:style-name="P28">msnbc.test.data</text:p>
          </table:table-cell>
          <table:table-cell table:style-name="Table2.B2" office:value-type="float" office:value="-6.54351243161336">
            <text:p text:style-name="P30">-6.54</text:p>
          </table:table-cell>
          <table:table-cell table:style-name="Table2.A1" office:value-type="string">
            <text:p text:style-name="P29">0.00011</text:p>
          </table:table-cell>
        </table:table-row>
        <table:table-row table:style-name="Table2.1">
          <table:table-cell table:style-name="Table2.A1" office:value-type="string">
            <text:p text:style-name="P28">nltcs.test.data</text:p>
          </table:table-cell>
          <table:table-cell table:style-name="Table2.B2" office:value-type="float" office:value="-6.76297948400524">
            <text:p text:style-name="P30">-6.76</text:p>
          </table:table-cell>
          <table:table-cell table:style-name="Table2.A1" office:value-type="string">
            <text:p text:style-name="P29">0.00005</text:p>
          </table:table-cell>
        </table:table-row>
        <table:table-row table:style-name="Table2.1">
          <table:table-cell table:style-name="Table2.A1" office:value-type="string">
            <text:p text:style-name="P28">plants.test.data</text:p>
          </table:table-cell>
          <table:table-cell table:style-name="Table2.B2" office:value-type="float" office:value="-16.5254487551768">
            <text:p text:style-name="P30">-16.53</text:p>
          </table:table-cell>
          <table:table-cell table:style-name="Table2.A1" office:value-type="string">
            <text:p text:style-name="P29">0.00003</text:p>
          </table:table-cell>
        </table:table-row>
        <table:table-row table:style-name="Table2.1">
          <table:table-cell table:style-name="Table2.A1" office:value-type="string">
            <text:p text:style-name="P28">pumsb_star.test.data</text:p>
          </table:table-cell>
          <table:table-cell table:style-name="Table2.B2" office:value-type="float" office:value="-30.8203795411518">
            <text:p text:style-name="P30">-30.82</text:p>
          </table:table-cell>
          <table:table-cell table:style-name="Table2.A1" office:value-type="string">
            <text:p text:style-name="P29">0.00013</text:p>
          </table:table-cell>
        </table:table-row>
        <table:table-row table:style-name="Table2.1">
          <table:table-cell table:style-name="Table2.A1" office:value-type="string">
            <text:p text:style-name="P28">tretail.test.data</text:p>
          </table:table-cell>
          <table:table-cell table:style-name="Table2.B2" office:value-type="float" office:value="-10.9612365517634">
            <text:p text:style-name="P30">-10.96</text:p>
          </table:table-cell>
          <table:table-cell table:style-name="Table2.A1" office:value-type="string">
            <text:p text:style-name="P29">0.00010</text:p>
          </table:table-cell>
        </table:table-row>
      </table:table>
      <text:p text:style-name="P19"/>
      <text:p text:style-name="P19"/>
      <text:p text:style-name="P19"/>
      <text:p text:style-name="P19">Can you rank the algorithms in terms of accuracy (measured using test set LL) based on your experiments? Comment on why you think the ranking makes sense.</text:p>
      <text:p text:style-name="P19">- <text:span text:style-name="T33">Chow-Liu Random Forest &gt; Chow-Liu tre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 Nerd Font" svg:font-family="'Hack Nerd Font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49:39.577518500</meta:creation-date>
    <dc:date>2023-12-10T01:02:32.171676099</dc:date>
    <meta:editing-duration>PT2H30M8S</meta:editing-duration>
    <meta:editing-cycles>95</meta:editing-cycles>
    <meta:generator>LibreOffice/7.5.9.2$Linux_X86_64 LibreOffice_project/50$Build-2</meta:generator>
    <meta:document-statistic meta:table-count="2" meta:image-count="0" meta:object-count="0" meta:page-count="2" meta:paragraph-count="74" meta:word-count="539" meta:character-count="3484" meta:non-whitespace-character-count="3018"/>
  </office:meta>
</office:document-meta>
</file>